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36.85mm"/>
    </style:style>
    <style:style style:name="co3" style:family="table-column">
      <style:table-column-properties fo:break-before="auto" style:column-width="66.8mm"/>
    </style:style>
    <style:style style:name="co4" style:family="table-column">
      <style:table-column-properties fo:break-before="auto" style:column-width="101.39mm"/>
    </style:style>
    <style:style style:name="co5" style:family="table-column">
      <style:table-column-properties fo:break-before="auto" style:column-width="42.5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5" table:number-rows-spanned="1">
            <text:p>Atributos por Función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ID Categorí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Atribu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0">
            <text:p>US</text:p>
          </table:table-cell>
          <table:table-cell table:style-name="ce1" office:value-type="string" calcext:value-type="string" table:number-columns-spanned="1" table:number-rows-spanned="10">
            <text:p>Usuario</text:p>
          </table:table-cell>
          <table:table-cell office:value-type="string" calcext:value-type="string">
            <text:p>Registrar nuevo usuari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usuario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usuario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usuari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Crear áreas de trabaj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Eliminar áreas de trabajo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gistrar roles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ditar roles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liminar rol existente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roles</text:p>
          </table:table-cell>
          <table:table-cell office:value-type="string" calcext:value-type="string">
            <text:p>D, P, TE, U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AC</text:p>
          </table:table-cell>
          <table:table-cell table:style-name="ce1" office:value-type="string" calcext:value-type="string" table:number-columns-spanned="1" table:number-rows-spanned="7">
            <text:p>Acceso</text:p>
          </table:table-cell>
          <table:table-cell office:value-type="string" calcext:value-type="string">
            <text:p>Iniciar sesión de usuario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Autenticar usuario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Cerrar sesión</text:p>
          </table:table-cell>
          <table:table-cell office:value-type="string" calcext:value-type="string">
            <text:p>D, S, CM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Recuperar cuenta de usuario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Reestablecer cuenta de usuario</text:p>
          </table:table-cell>
          <table:table-cell office:value-type="string" calcext:value-type="string">
            <text:p>D, S, CM, TE, 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Modificar datos de acceso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Notificación de cambios</text:p>
          </table:table-cell>
          <table:table-cell office:value-type="string" calcext:value-type="string">
            <text:p>D, S, CM, TE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ES</text:p>
          </table:table-cell>
          <table:table-cell table:style-name="ce1" office:value-type="string" calcext:value-type="string" table:number-columns-spanned="1" table:number-rows-spanned="5">
            <text:p>Estadísticas</text:p>
          </table:table-cell>
          <table:table-cell office:value-type="string" calcext:value-type="string">
            <text:p>Visualizar estadísticas de uso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carga de servidore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Visualizar carga de sistema de cola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estados de trabajo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Visualizar estadísticas de trabajos</text:p>
          </table:table-cell>
          <table:table-cell office:value-type="string" calcext:value-type="string">
            <text:p>U, SM, 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4">
            <text:p>AE</text:p>
          </table:table-cell>
          <table:table-cell table:style-name="ce1" office:value-type="string" calcext:value-type="string" table:number-columns-spanned="1" table:number-rows-spanned="14">
            <text:p>Análisis estadístico</text:p>
          </table:table-cell>
          <table:table-cell office:value-type="string" calcext:value-type="string">
            <text:p>Estimar estadísticos en relación a la muestr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Visualizar estadísticos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stimar box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Visualizar box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Estimar histogram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Visualizar histogram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Estimar bar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Visualizar bar char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Estimar pie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Visualizar pie chart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matrices de correlac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Visualizar heat map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scatter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Visualizar scatter plo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ESD</text:p>
          </table:table-cell>
          <table:table-cell table:style-name="ce1" office:value-type="string" calcext:value-type="string" table:number-columns-spanned="1" table:number-rows-spanned="4">
            <text:p>Evaluación set de datos</text:p>
          </table:table-cell>
          <table:table-cell office:value-type="string" calcext:value-type="string">
            <text:p>Revisar correcto estado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visar variables discretas en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Revisar formato de set de dat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Alojar set de datos en área de trabaj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9">
            <text:p>MANS</text:p>
          </table:table-cell>
          <table:table-cell table:style-name="ce1" office:value-type="string" calcext:value-type="string" table:number-columns-spanned="1" table:number-rows-spanned="9">
            <text:p>Modelos de Aprendizaje No Supervisado</text:p>
          </table:table-cell>
          <table:table-cell office:value-type="string" calcext:value-type="string">
            <text:p>Implementar algoritmo K-Mean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Mean Shif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Affinity Propagatio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BSca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Aglomerativ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jerarquizad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SOM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Evaluar las particiones generada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Reportar resultado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15">
            <text:p>MAS</text:p>
          </table:table-cell>
          <table:table-cell table:style-name="ce1" office:value-type="string" calcext:value-type="string" table:number-columns-spanned="1" table:number-rows-spanned="15">
            <text:p>Modelos de Aprendizaje Supervisado</text:p>
          </table:table-cell>
          <table:table-cell office:value-type="string" calcext:value-type="string">
            <text:p>Implementar algoritmo Naive Baye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algoritmo KN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 Random Fores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AdaBoost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 SVM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Implementar algoritmo NuSVC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Implementar algoritmo MLP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office:value-type="string" calcext:value-type="string">
            <text:p>Implementar algoritmo Árboles de Decis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office:value-type="string" calcext:value-type="string">
            <text:p>Implementar validación cruzad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office:value-type="string" calcext:value-type="string">
            <text:p>Implementar validación LOU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covered-table-cell table:number-columns-repeated="2"/>
          <table:table-cell office:value-type="string" calcext:value-type="string">
            <text:p>Estimar Curva ROC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number-columns-repeated="2"/>
          <table:table-cell office:value-type="string" calcext:value-type="string">
            <text:p>Estimar curva de validac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covered-table-cell table:number-columns-repeated="2"/>
          <table:table-cell office:value-type="string" calcext:value-type="string">
            <text:p>Estimar matriz de confusió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covered-table-cell table:number-columns-repeated="2"/>
          <table:table-cell office:value-type="string" calcext:value-type="string">
            <text:p>Estimar las medidas de desempeñ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covered-table-cell table:number-columns-repeated="2"/>
          <table:table-cell office:value-type="string" calcext:value-type="string">
            <text:p>Alojar resultados en job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5">
            <text:p>AF</text:p>
          </table:table-cell>
          <table:table-cell table:style-name="ce1" office:value-type="string" calcext:value-type="string" table:number-columns-spanned="1" table:number-rows-spanned="5">
            <text:p>Análisis de Características</text:p>
          </table:table-cell>
          <table:table-cell office:value-type="string" calcext:value-type="string">
            <text:p>Implementar PCA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Implementar Deformaciones de Espacio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Implementar algoritmos de Mutual Information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Implementar algoritmo de correlacione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Implementar algoritmos basados en distribuciones bayesianas</text:p>
          </table:table-cell>
          <table:table-cell office:value-type="string" calcext:value-type="string">
            <text:p>U, SM, TE, CM, T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7">
            <text:p>SC</text:p>
          </table:table-cell>
          <table:table-cell table:style-name="ce1" office:value-type="string" calcext:value-type="string" table:number-columns-spanned="1" table:number-rows-spanned="7">
            <text:p>Sistema de Colas</text:p>
          </table:table-cell>
          <table:table-cell office:value-type="string" calcext:value-type="string">
            <text:p>Registrar procesos en sistema de cola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Editar proceso en sistema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Eliminar proceso de sistema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Mostrar estado de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office:value-type="string" calcext:value-type="string">
            <text:p>Notificar estados de proceso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office:value-type="string" calcext:value-type="string">
            <text:p>Notificar finalización de trabajos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office:value-type="string" calcext:value-type="string">
            <text:p>Revisar procesos en cola</text:p>
          </table:table-cell>
          <table:table-cell office:value-type="string" calcext:value-type="string">
            <text:p>TE, TF, SM, CM, S, R, 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3">
            <text:p>SN</text:p>
          </table:table-cell>
          <table:table-cell table:style-name="ce1" office:value-type="string" calcext:value-type="string" table:number-columns-spanned="1" table:number-rows-spanned="3">
            <text:p>Sistema de notificaciones</text:p>
          </table:table-cell>
          <table:table-cell office:value-type="string" calcext:value-type="string">
            <text:p>Enviar mensajes de notificaciones a usuario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Configurar mensajes de notificacione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Generar notificaciones globales</text:p>
          </table:table-cell>
          <table:table-cell office:value-type="string" calcext:value-type="string">
            <text:p>TF, CM, SM, 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 table:number-columns-spanned="1" table:number-rows-spanned="4">
            <text:p>AP</text:p>
          </table:table-cell>
          <table:table-cell table:style-name="ce1" office:value-type="string" calcext:value-type="string" table:number-columns-spanned="1" table:number-rows-spanned="4">
            <text:p>Almacenamiento Persistente</text:p>
          </table:table-cell>
          <table:table-cell office:value-type="string" calcext:value-type="string">
            <text:p>Responder solicitudes de muestra de datos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office:value-type="string" calcext:value-type="string">
            <text:p>Registrar nuevos elementos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office:value-type="string" calcext:value-type="string">
            <text:p>Modificar elementos en el sistema</text:p>
          </table:table-cell>
          <table:table-cell office:value-type="string" calcext:value-type="string">
            <text:p>P, R, SM, CM, TF, 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office:value-type="string" calcext:value-type="string">
            <text:p>Eliminar elementos en el sistema</text:p>
          </table:table-cell>
          <table:table-cell office:value-type="string" calcext:value-type="string">
            <text:p>P, R, SM, CM, TF, 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6:17:07.420808847</meta:creation-date>
    <dc:date>2018-09-21T16:30:53.689219816</dc:date>
    <meta:editing-duration>PT13M46S</meta:editing-duration>
    <meta:editing-cycles>2</meta:editing-cycles>
    <meta:generator>LibreOffice/5.1.6.2$Linux_X86_64 LibreOffice_project/10m0$Build-2</meta:generator>
    <meta:document-statistic meta:table-count="1" meta:cell-count="277" meta:object-count="0"/>
  </office:meta>
</office:document-meta>
</file>